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viceBindingTestAspect.oneObjectArg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ceBindingTestAspect.needsJoinPoint( JoinPoint t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ceBindingTestAspect.oneIntArg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ceBindingTestAspect.setCollaborator( AdviceBindingCollaborator aCollab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ceBindingTestAspect.oneIntAndOneObject( int x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ceBindingTestAspect.needsJoinPointStaticPart( JoinPoint . StaticPart tjp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